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" svg:font-family="Tre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reb" fo:font-size="10pt" fo:language="fr" fo:country="FR" style:font-size-asian="10pt" style:font-size-complex="10pt"/>
    </style:style>
    <style:style style:name="P2" style:family="paragraph" style:parent-style-name="Standard">
      <style:text-properties style:font-name="Treb" fo:font-size="10pt" fo:language="fr" fo:country="FR" officeooo:rsid="001c9948" officeooo:paragraph-rsid="001c9948" style:font-size-asian="10pt" style:font-size-complex="10pt"/>
    </style:style>
    <style:style style:name="P3" style:family="paragraph" style:parent-style-name="Standard">
      <style:text-properties style:font-name="Treb" fo:font-size="10pt" fo:language="fr" fo:country="FR" officeooo:rsid="001c9948" officeooo:paragraph-rsid="002207e8" style:font-size-asian="10pt" style:font-size-complex="10pt"/>
    </style:style>
    <style:style style:name="P4" style:family="paragraph" style:parent-style-name="Standard">
      <style:text-properties style:font-name="Treb" fo:font-size="10pt" fo:language="fr" fo:country="FR" fo:font-weight="bold" officeooo:rsid="001c9948" officeooo:paragraph-rsid="001c9948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Treb" fo:font-size="10pt" fo:language="fr" fo:country="FR" fo:font-weight="normal" officeooo:rsid="001c9948" officeooo:paragraph-rsid="001c9948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reb" fo:font-size="11pt" fo:language="fr" fo:country="FR" style:font-size-asian="11pt" style:font-size-complex="11pt"/>
    </style:style>
    <style:style style:name="P7" style:family="paragraph" style:parent-style-name="Standard">
      <style:text-properties fo:color="#003d73" style:font-name="Treb" fo:font-size="10pt" fo:language="fr" fo:country="FR" fo:font-weight="normal" officeooo:rsid="001c9948" officeooo:paragraph-rsid="001c9948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Treb" fo:font-size="10pt" fo:language="fr" fo:country="FR" fo:font-weight="bold" officeooo:rsid="001c9948" officeooo:paragraph-rsid="002207e8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reb" fo:font-size="10pt" fo:language="fr" fo:country="FR" fo:font-weight="normal" officeooo:rsid="001c9948" officeooo:paragraph-rsid="001c9948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reb" fo:font-size="10pt" fo:language="fr" fo:country="FR" fo:font-weight="normal" officeooo:rsid="00283a89" officeooo:paragraph-rsid="00283a89" style:font-size-asian="10pt" style:font-weight-asian="normal" style:font-size-complex="10pt" style:font-weight-complex="normal"/>
    </style:style>
    <style:style style:name="T1" style:family="text">
      <style:text-properties officeooo:rsid="001c994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17e" style:font-weight-asian="normal" style:font-weight-complex="normal"/>
    </style:style>
    <style:style style:name="T5" style:family="text">
      <style:text-properties fo:color="#003d73"/>
    </style:style>
    <style:style style:name="T6" style:family="text">
      <style:text-properties fo:color="#003d73" officeooo:rsid="00215896"/>
    </style:style>
    <style:style style:name="T7" style:family="text">
      <style:text-properties officeooo:rsid="002b5b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- <text:span text:style-name="T1">Préparer le terrain / préparer les pions</text:span></text:p>
      <text:p text:style-name="P2"><text:span text:style-name="T2">board.c :</text:span> displayBoard()</text:p>
      <text:p text:style-name="P4">turnManager.c :</text:p>
      <text:p text:style-name="P7">initializeGame()</text:p>
      <text:p text:style-name="P5">void placeUnit(Unit* unit);</text:p>
      <text:p text:style-name="P5">void placeAllUnit();</text:p>
      <text:p text:style-name="P5">Unit* initializeUnit(char player, char type);</text:p>
      <text:p text:style-name="P5">int placeUnitInput(char axis, int size);</text:p>
      <text:p text:style-name="P5"/>
      <text:p text:style-name="P6">- <text:span text:style-name="T1">Énoncer les règles</text:span></text:p>
      <text:p text:style-name="P8">board.c :</text:p>
      <text:p text:style-name="P3"><text:span text:style-name="T5">gameInstructions(</text:span><text:span text:style-name="T6">);</text:span></text:p>
      <text:p text:style-name="P1"/>
      <text:p text:style-name="P6">- <text:span text:style-name="T1">Boucle / tours</text:span></text:p>
      <text:p text:style-name="P4">playerManager.c :</text:p>
      <text:p text:style-name="P2">char* directionInput();</text:p>
      <text:p text:style-name="P2">int checkInput(char* input);</text:p>
      <text:p text:style-name="P2">void unitMove(Unit* unit, char* direction);</text:p>
      <text:p text:style-name="P2">void deadUnit(Unit* unit);</text:p>
      <text:p text:style-name="P2">char* initializeDirectionInput();</text:p>
      <text:p text:style-name="P2">void freeDirectionInput(char* directionInput);</text:p>
      <text:p text:style-name="P5">void emptyBuffer();</text:p>
      <text:p text:style-name="P5"/>
      <text:p text:style-name="P5">- <text:span text:style-name="T7">gerer l’input du joueur qui veut partir du jeu </text:span></text:p>
      <text:p text:style-name="P5"/>
      <text:p text:style-name="P4">turnManager.c :</text:p>
      <text:p text:style-name="P4"><text:span text:style-name="T3">onPlayerTurnUnitTurn() →</text:span><text:span text:style-name="T4"> dans un tour, il faut bouger les pions l’un après l’autre</text:span></text:p>
      <text:p text:style-name="P4"><text:span text:style-name="T3">nextPlayer() →</text:span><text:span text:style-name="T4"> passer du tour d’un joueur au tour de l’autre joueur</text:span></text:p>
      <text:p text:style-name="P5">(pas faites)</text:p>
      <text:p text:style-name="P5"/>
      <text:p text:style-name="P1"/>
      <text:p text:style-name="P6">- <text:span text:style-name="T1">Fin du jeu</text:span></text:p>
      <text:p text:style-name="P4">turnManager.c :</text:p>
      <text:p text:style-name="P5">endGame()</text:p>
      <text:p text:style-name="P10">(pas fai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" svg:font-family="Tre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5:56:29.312548136</meta:creation-date>
    <dc:date>2018-01-20T17:28:06.971784783</dc:date>
    <meta:editing-duration>PT16M51S</meta:editing-duration>
    <meta:editing-cycles>15</meta:editing-cycles>
    <meta:generator>LibreOffice/5.4.3.2$Linux_X86_64 LibreOffice_project/40m0$Build-2</meta:generator>
    <meta:document-statistic meta:table-count="0" meta:image-count="0" meta:object-count="0" meta:page-count="1" meta:paragraph-count="29" meta:word-count="110" meta:character-count="799" meta:non-whitespace-character-count="717"/>
  </office:meta>
</office:document-meta>
</file>